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Nimbus Mono L"/>
    </style:style>
    <style:style style:name="T1" style:family="text">
      <style:text-properties style:font-name="Nimbus Mono L" fo:font-weight="normal" style:font-weight-asian="normal" style:font-weight-complex="normal"/>
    </style:style>
    <style:style style:name="T2" style:family="text">
      <style:text-properties style:font-name="Nimbus Mono 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usic Videos and</text:span></text:p>
            <text:p text:style-name="P1"><text:span text:style-name="T1">Gastronomification for</text:span></text:p>
            <text:p text:style-name="P1"><text:span text:style-name="T1">Big Data Analysis</text:span></text:p>
            <text:p text:style-name="P1"><text:span text:style-name="T2">Thomas Levine</text:span></text:p>
            <text:p text:style-name="P1"><text:span text:style-name="T3">csv soundsytem</text:span></text:p>
            <text:p text:style-name="P1"><text:span text:style-name="T3"/></text:p>
            <text:p text:style-name="P1"><text:span text:style-name="T3"/></text:p>
            <text:p text:style-name="P1"><text:span text:style-name="T3"><text:a xlink:href="http://strataconf.com/strata2014/public/schedule/detail/31767" xlink:type="simple">http://strataconf.com/strata2014/public/schedule/detail/31767</text:a></text:span></text:p>
            <text:p text:style-name="P1"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4" draw:layer="layout" svg:width="12.296cm" svg:height="12.179cm" svg:x="1.4cm" svg:y="4.914cm" presentation:class="outline" presentation:placeholder="true">
          <draw:text-box/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http://en.wikipedia.org/wiki/Level_of_measurement</text:p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ject: Classifying healthcare eligi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3-12-30T16:23:31.141135323</dc:date>
    <meta:editing-duration>PT24M1S</meta:editing-duration>
    <meta:editing-cycles>7</meta:editing-cycles>
    <meta:document-statistic meta:object-count="46"/>
  </office:meta>
</office:document-meta>
</file>